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ccanthis ADF Std" svg:font-family="'Accanthis ADF St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justify" style:justify-single-word="false"/>
      <style:text-properties style:font-name="Liberation Serif" fo:font-size="12pt" officeooo:rsid="0009623e" officeooo:paragraph-rsid="000bfe0b" style:font-size-asian="12pt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style:font-name="Accanthis ADF Std" fo:font-size="12pt" officeooo:rsid="0009623e" officeooo:paragraph-rsid="0009623e" style:font-size-asian="12pt" style:font-size-complex="12pt"/>
    </style:style>
    <style:style style:name="P3" style:family="paragraph" style:parent-style-name="Preformatted_20_Text">
      <style:paragraph-properties fo:line-height="150%" fo:text-align="justify" style:justify-single-word="false"/>
      <style:text-properties style:font-name="Accanthis ADF Std" fo:font-size="12pt" officeooo:rsid="000bfe0b" officeooo:paragraph-rsid="000bfe0b" style:font-size-asian="12pt" style:font-size-complex="12pt"/>
    </style:style>
    <style:style style:name="P4" style:family="paragraph" style:parent-style-name="Preformatted_20_Text">
      <style:paragraph-properties fo:line-height="150%" fo:text-align="justify" style:justify-single-word="false"/>
      <style:text-properties style:font-name="Accanthis ADF Std" fo:font-size="12pt" fo:font-style="normal" fo:font-weight="bold" officeooo:rsid="0009f305" officeooo:paragraph-rsid="0009f305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Preformatted_20_Text">
      <style:paragraph-properties fo:line-height="150%" fo:text-align="justify" style:justify-single-word="false"/>
      <style:text-properties style:font-name="Accanthis ADF Std" fo:font-size="12pt" fo:font-style="normal" fo:font-weight="normal" officeooo:rsid="0009f305" officeooo:paragraph-rsid="0009f305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style:font-name="Accanthis ADF Std" fo:font-size="14pt" fo:font-weight="bold" officeooo:rsid="0009623e" officeooo:paragraph-rsid="0009623e" style:font-size-asian="14pt" style:font-weight-asian="bold" style:font-size-complex="14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style:font-name="Accanthis ADF Std" fo:font-size="14pt" fo:font-weight="bold" officeooo:rsid="000c969a" officeooo:paragraph-rsid="000c969a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line-height="150%" fo:text-align="justify" style:justify-single-word="false"/>
      <style:text-properties style:font-name="Accanthis ADF Std" fo:font-size="12pt" officeooo:rsid="000c969a" officeooo:paragraph-rsid="000c969a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rupo 2</text:p>
      <text:p text:style-name="P5">Nome: Gustavo Chicato Wandeur – nº USP: 7557797</text:p>
      <text:p text:style-name="P5">Nome: Leonardo Pereira Macedo <text:s/>– nº USP: 8536065</text:p>
      <text:p text:style-name="P6"/>
      <text:p text:style-name="P6"/>
      <text:p text:style-name="P7">Reconhecimento Automático de Insetos</text:p>
      <text:p text:style-name="P2"/>
      <text:p text:style-name="P1"/>
      <text:p text:style-name="P8">Insetos são vistos constantemente como prejudiciais ao ser humano. A despeito disso, diversos deles são benéficos ao ecossistema e, em última instância, ao homem. Assim, torna-se interessante (e vital) o desenvolvimento de um método seletivo que consiga, por meio da distinção entre espécies, impedir ou eliminar as nocivas, ao mesmo tempo que se preserva as que são úteis para o meio ambiente.</text:p>
      <text:p text:style-name="P8"></text:p>
      <text:p text:style-name="P8">Para que isso seja possível, é necessária a utilização de tecnologias que distinguam insetos de forma eficiente e automática. Umas dessas técnicas (Batista et al. 2011) consiste em sensores de identificação que, por meio de um feixe laser, realizam a análise dos artrópodes à distância.</text:p>
      <text:p text:style-name="P8"></text:p>
      <text:p text:style-name="P8">O sistema consiste na captação de frequências geradas pelo movimento dos insetos. Os dados são então analisados por meio de uma série de critérios matemáticos e estatísticos, e classificados de acordo com determinada metodologia, como similaridade ou características intrínsecas. Esses testes, aplicados a um grande rol de indivíduos, geram resultados que permitem categorizar satisfatoriamente as diferentes espécies de insetos a passarem pelo sensor.</text:p>
      <text:p text:style-name="P8"></text:p>
      <text:p text:style-name="P8">O projeto, em linhas gerais, constitui-se numa solução simples e econômica, cujo custo-benefício supera até mesmo o dos algoritmos mais sofisticados, mostrando-se de grande importância computacional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ccanthis ADF Std" svg:font-family="'Accanthis ADF St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8T19:05:04.821067866</dc:date>
    <meta:editing-duration>PT5M10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216" meta:character-count="1490" meta:non-whitespace-character-count="1258"/>
  </office:meta>
</office:document-meta>
</file>